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701in"/>
    </style:style>
    <style:style style:name="co2" style:family="table-column">
      <style:table-column-properties fo:break-before="auto" style:column-width="11.0547in"/>
    </style:style>
    <style:style style:name="co3" style:family="table-column">
      <style:table-column-properties fo:break-before="auto" style:column-width="4.48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" style:family="table-cell" style:parent-style-name="Default" style:data-style-name="N4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row table:style-name="ro1">
          <table:table-cell office:value-type="string" calcext:value-type="string">
            <text:p>student</text:p>
          </table:table-cell>
          <table:table-cell table:style-name="ce2"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table:style-name="ce2" office:value-type="string" calcext:value-type="string">
            <text:p>Svenning_The late-quaternary megafauna extinctions_2024</text:p>
          </table:table-cell>
          <table:table-cell office:value-type="string" calcext:value-type="string">
            <text:p>https://drive.proton.me/urls/D6NJZZAP4C#Z3LpyxgWBLZ2</text:p>
          </table:table-cell>
          <table:table-cell office:value-type="date" office:date-value="2025-10-06" calcext:value-type="date">
            <text:p>2025-10-06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table:style-name="ce2" office:value-type="string" calcext:value-type="string">
            <text:p>Garizio_First evidence of recruitment in critically endangered Galapagos pink land_2024</text:p>
          </table:table-cell>
          <table:table-cell office:value-type="string" calcext:value-type="string">
            <text:p>https://drive.proton.me/urls/A83F3JPNE8#MFYXl2no7cOc</text:p>
          </table:table-cell>
          <table:table-cell office:value-type="date" office:date-value="2025-10-09" calcext:value-type="date">
            <text:p>2025-10-09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table:style-name="ce2" office:value-type="string" calcext:value-type="string">
            <text:p>Chekunov_Scale of unregulated international trade in Australian reptiles and amphibians_2024</text:p>
          </table:table-cell>
          <table:table-cell office:value-type="string" calcext:value-type="string">
            <text:p>https://drive.proton.me/urls/GDG8WSDYV4#hwLzJKVDbTMo</text:p>
          </table:table-cell>
          <table:table-cell office:value-type="date" office:date-value="2025-10-13" calcext:value-type="date">
            <text:p>2025-10-13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table:style-name="ce2" office:value-type="string" calcext:value-type="string">
            <text:p>Westaway_Wildlife restoration in fragmented landscapes Trialling wild-to-wild translocation with two common reptiles_2024</text:p>
          </table:table-cell>
          <table:table-cell office:value-type="string" calcext:value-type="string">
            <text:p>https://drive.proton.me/urls/R1ST0QF578#XBIVkr81YHTl</text:p>
          </table:table-cell>
          <table:table-cell office:value-type="date" office:date-value="2025-10-16" calcext:value-type="date">
            <text:p>2025-10-16</text:p>
          </table:table-cell>
        </table:table-row>
        <table:table-row table:style-name="ro2">
          <table:table-cell office:value-type="string" calcext:value-type="string">
            <text:p>NA</text:p>
          </table:table-cell>
          <table:table-cell office:value-type="string" calcext:value-type="string">
            <text:p>Buckley_Conservation threats from tourism land grabs and greenwash_2024</text:p>
          </table:table-cell>
          <table:table-cell office:value-type="string" calcext:value-type="string">
            <text:p>https://drive.proton.me/urls/NRFCH9JETG#EgTln1CmYaWr</text:p>
          </table:table-cell>
          <table:table-cell office:value-type="date" office:date-value="2025-10-20" calcext:value-type="date">
            <text:p>2025-10-20</text:p>
          </table:table-cell>
        </table:table-row>
        <table:table-row table:style-name="ro3">
          <table:table-cell office:value-type="string" calcext:value-type="string">
            <text:p>NA</text:p>
          </table:table-cell>
          <table:table-cell office:value-type="string" calcext:value-type="string">
            <text:p>Morris_Factors affecting success of conservation translocations of terrestrial vertebrates: A global systematic review_2021</text:p>
          </table:table-cell>
          <table:table-cell office:value-type="string" calcext:value-type="string">
            <text:p>https://drive.proton.me/urls/R71DEE2S3W#td6OBWV3ohyc</text:p>
          </table:table-cell>
          <table:table-cell office:value-type="date" office:date-value="2025-10-23" calcext:value-type="date">
            <text:p>2025-10-23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Farquharson_Offspring survival changes over generations of captive breeding_2021</text:p>
          </table:table-cell>
          <table:table-cell office:value-type="string" calcext:value-type="string">
            <text:p>https://drive.proton.me/urls/KPC1FAMTD4#mCB5ljRxP2hX</text:p>
          </table:table-cell>
          <table:table-cell office:value-type="date" office:date-value="2025-10-27" calcext:value-type="date">
            <text:p>2025-10-27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Schmidt_A Survey of Mammal and Fish Genetic Diversity Across the Global Protected Area Network_2025</text:p>
          </table:table-cell>
          <table:table-cell office:value-type="string" calcext:value-type="string">
            <text:p>https://drive.proton.me/urls/ZJEHPT4DXM#P1uPFUSw3QoT</text:p>
          </table:table-cell>
          <table:table-cell office:value-type="date" office:date-value="2025-10-30" calcext:value-type="date">
            <text:p>2025-10-30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Christie_Genetic adaptation to captivity can occur in a single generation_2012</text:p>
          </table:table-cell>
          <table:table-cell office:value-type="string" calcext:value-type="string">
            <text:p>https://drive.proton.me/urls/5YDFXWAPW4#2tcZZIVlOUkq</text:p>
          </table:table-cell>
          <table:table-cell office:value-type="date" office:date-value="2025-11-03" calcext:value-type="date">
            <text:p>2025-11-03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Mawdsley_A Review of Climate-Change Adaptation Strategies for Wildlife Management and Biodiversity Conservation_2009</text:p>
          </table:table-cell>
          <table:table-cell office:value-type="string" calcext:value-type="string">
            <text:p>https://drive.proton.me/urls/7367H587NW#K7tcNnrQ4Ne3</text:p>
          </table:table-cell>
          <table:table-cell office:value-type="date" office:date-value="2025-11-06" calcext:value-type="date">
            <text:p>2025-11-06</text:p>
          </table:table-cell>
        </table:table-row>
        <table:table-row table:style-name="ro3">
          <table:table-cell office:value-type="string" calcext:value-type="string">
            <text:p>NA</text:p>
          </table:table-cell>
          <table:table-cell office:value-type="string" calcext:value-type="string">
            <text:p>Brook_Key role for nuclear energy in global biodiversity Conservation_2014</text:p>
          </table:table-cell>
          <table:table-cell office:value-type="string" calcext:value-type="string">
            <text:p>https://drive.proton.me/urls/W8GB4MHQYM#dqMGmoNx9Uog</text:p>
          </table:table-cell>
          <table:table-cell office:value-type="date" office:date-value="2025-11-10" calcext:value-type="date">
            <text:p>2025-11-10</text:p>
          </table:table-cell>
        </table:table-row>
        <table:table-row table:style-name="ro3">
          <table:table-cell office:value-type="string" calcext:value-type="string">
            <text:p>NA</text:p>
          </table:table-cell>
          <table:table-cell office:value-type="string" calcext:value-type="string">
            <text:p>Obiol_Evolutionarily distinct lineages of a migratory bird of prey show divergent responses to climate change_2025</text:p>
          </table:table-cell>
          <table:table-cell office:value-type="string" calcext:value-type="string">
            <text:p>https://drive.proton.me/urls/RFAR10NWA0#O4AcA24eTjBI</text:p>
          </table:table-cell>
          <table:table-cell office:value-type="date" office:date-value="2025-11-13" calcext:value-type="date">
            <text:p>2025-11-13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Cui_Food resources and competition rather than eco-geographic rules explain trait variations in two contrasting rat species: Implications for future climate change_2022</text:p>
          </table:table-cell>
          <table:table-cell office:value-type="string" calcext:value-type="string">
            <text:p>https://drive.proton.me/urls/21F7CN2C90#v02tCmM2cx6J</text:p>
          </table:table-cell>
          <table:table-cell office:value-type="date" office:date-value="2025-11-17" calcext:value-type="date">
            <text:p>2025-11-17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Desigaux_Assessing the relative influence of island climatic and geographical factors on body size in an endangered iguana species of the French Caribbean_2025</text:p>
          </table:table-cell>
          <table:table-cell office:value-type="string" calcext:value-type="string">
            <text:p>https://drive.proton.me/urls/520ZN2RZZM#QCUVvSzGA69B</text:p>
          </table:table-cell>
          <table:table-cell office:value-type="date" office:date-value="2025-11-20" calcext:value-type="date">
            <text:p>2025-11-20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Makuya_Kin-based spatial structure in a solitary small mammal as indicated by GPS dataloggers_2024</text:p>
          </table:table-cell>
          <table:table-cell office:value-type="string" calcext:value-type="string">
            <text:p>https://drive.proton.me/urls/5JW3FYC7K0#A7h646nPBMVA</text:p>
          </table:table-cell>
          <table:table-cell office:value-type="date" office:date-value="2025-11-24" calcext:value-type="date">
            <text:p>2025-11-24</text:p>
          </table:table-cell>
        </table:table-row>
        <table:table-row table:style-name="ro3">
          <table:table-cell office:value-type="string" calcext:value-type="string">
            <text:p>NA</text:p>
          </table:table-cell>
          <table:table-cell office:value-type="string" calcext:value-type="string">
            <text:p>Marucco_A multidisciplinary approach to estimating wolf population size for long-term conservation_2022</text:p>
          </table:table-cell>
          <table:table-cell office:value-type="string" calcext:value-type="string">
            <text:p>https://drive.proton.me/urls/SKRVZKD304#Yfq0OobdSgj0</text:p>
          </table:table-cell>
          <table:table-cell office:value-type="date" office:date-value="2025-11-27" calcext:value-type="date">
            <text:p>2025-11-27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Simkins_Past conservation efforts reveal which actions lead to positive outcomes for species_2025</text:p>
          </table:table-cell>
          <table:table-cell office:value-type="string" calcext:value-type="string">
            <text:p>https://drive.proton.me/urls/XS012FVZ9C#8eovxYyyjWtL</text:p>
          </table:table-cell>
          <table:table-cell office:value-type="date" office:date-value="2025-12-01" calcext:value-type="date">
            <text:p>2025-12-01</text:p>
          </table:table-cell>
        </table:table-row>
        <table:table-row table:style-name="ro3">
          <table:table-cell office:value-type="string" calcext:value-type="string">
            <text:p>NA</text:p>
          </table:table-cell>
          <table:table-cell office:value-type="string" calcext:value-type="string">
            <text:p>Castano_Invasive rodent eradication on islands: assessment and mitigation of human exposure to rodenticides_2023</text:p>
          </table:table-cell>
          <table:table-cell office:value-type="string" calcext:value-type="string">
            <text:p>https://drive.proton.me/urls/804FZQM3PG#gWJ04dTO5wWU</text:p>
          </table:table-cell>
          <table:table-cell office:value-type="date" office:date-value="2025-12-04" calcext:value-type="date">
            <text:p>2025-12-04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Scarpetta_Iguanas rafted more than 8,000 km from North America to Fiji_2024</text:p>
          </table:table-cell>
          <table:table-cell office:value-type="string" calcext:value-type="string">
            <text:p>https://drive.proton.me/urls/QWY3HNG01W#okQc0CENaxZ4</text:p>
          </table:table-cell>
          <table:table-cell office:value-type="date" office:date-value="2025-12-04" calcext:value-type="date">
            <text:p>2025-12-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2T12:27:05.649948784</dc:date>
    <dc:creator>Giuliano Colosimo</dc:creator>
    <meta:editing-duration>PT14M24S</meta:editing-duration>
    <meta:editing-cycles>5</meta:editing-cycles>
    <meta:generator>LibreOffice/24.2.7.2$Linux_X86_64 LibreOffice_project/420$Build-2</meta:generator>
    <meta:document-statistic meta:table-count="1" meta:cell-count="80" meta:object-count="0"/>
  </office:meta>
</office:document-meta>
</file>